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Cantarell" svg:font-family="Cantarell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-color="#ffffff" draw:textarea-vertical-align="top" fo:min-height="9.22cm"/>
      <style:paragraph-properties style:writing-mode="lr-tb"/>
    </style:style>
    <style:style style:name="gr2" style:family="graphic" style:parent-style-name="standard">
      <style:graphic-properties draw:stroke="none" draw:fill="none" fo:min-height="1.90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98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 style:writing-mode="lr-tb"/>
      <style:text-properties fo:color="#2a6099" loext:opacity="100%" style:font-name="Bahnschrift SemiBold"/>
    </style:style>
    <style:style style:name="P3" style:family="paragraph">
      <style:paragraph-properties fo:text-align="end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fo:text-align="end" style:writing-mode="lr-tb"/>
      <style:text-properties fo:color="#2a6099" loext:opacity="100%" style:font-name="Bahnschrift Light" fo:font-size="32pt" style:font-size-asian="32pt" style:font-size-complex="3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T1" style:family="text">
      <style:text-properties fo:color="#2a6099" loext:opacity="100%" style:font-name="Bahnschrift SemiBold" fo:font-size="40pt" style:font-size-asian="44pt" style:font-size-complex="44pt"/>
    </style:style>
    <style:style style:name="T2" style:family="text">
      <style:text-properties fo:color="#2a6099" loext:opacity="100%" style:font-name="Bahnschrift Light" fo:font-size="32pt" style:font-size-asian="32pt" style:font-size-complex="32pt"/>
    </style:style>
    <style:style style:name="T3" style:family="text">
      <style:text-properties fo:color="#2a6099" loext:opacity="100%" style:font-name="Bahnschrift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5cm" svg:height="1.989cm" svg:x="4cm" svg:y="1.001cm" presentation:class="title" presentation:user-transformed="true">
          <draw:text-box>
            <text:p xml:id="id1" text:id="id1" text:style-name="P1"><text:span text:style-name="T1">Random title</text:span></text:p>
          </draw:text-box>
        </draw:frame>
        <draw:frame draw:style-name="gr1" draw:text-style-name="P4" draw:layer="layout" svg:width="16.598cm" svg:height="9.22cm" svg:x="5.1cm" svg:y="6.095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2" text:id="id2" text:style-name="P3"><text:span text:style-name="T2">Random text1</text:span></text:p>
                                                    <text:p xml:id="id3" text:id="id3" text:style-name="P3"><text:span text:style-name="T2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xml:id="id4" text:id="id4" text:style-name="P3"><text:span text:style-name="T2"/></text:p>
                <text:p text:style-name="P3"><text:span text:style-name="T2"/></text:p>
                <text:p text:style-name="P3"><text:span text:style-name="T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5" text:id="id5" text:style-name="P3"><text:span text:style-name="T2">Random text2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0.502cm" svg:height="2.157cm" svg:x="21.569cm" svg:y="7.195cm">
          <draw:text-box>
            <text:p><text:span text:style-name="T3"/></text:p>
            <text:p><text:span text:style-name="T3"/></text:p>
            <text:p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Bahnschrift SemiBold" svg:font-family="'Bahnschrift SemiBold'" style:font-family-generic="swiss" style:font-pitch="variable"/>
    <style:font-face style:name="Liberation Sans1" svg:font-family="'Liberation Sans'" style:font-family-generic="swiss" style:font-pitch="variable"/>
    <style:font-face style:name="Cantarell" svg:font-family="Cantarell" style:font-family-generic="system" style:font-pitch="variable"/>
    <style:font-face style:name="Gargi-1.2b" svg:font-family="Gargi-1.2b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4T14:59:23.581093282</meta:creation-date>
    <dc:date>2022-01-24T15:22:15.634090302</dc:date>
    <meta:editing-duration>PT22M51S</meta:editing-duration>
    <meta:editing-cycles>6</meta:editing-cycles>
    <meta:generator>LibreOffice/7.1.8.1$Linux_X86_64 LibreOffice_project/10$Build-1</meta:generator>
    <meta:document-statistic meta:object-count="26"/>
  </office:meta>
</office:document-meta>
</file>